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9E1AA0AC60D84215.png" manifest:media-type="image/png"/>
  <manifest:file-entry manifest:full-path="Pictures/100002010000072D000003FF1571E2C6EF8FAF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74f" officeooo:paragraph-rsid="000ff74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rinson Hegyver Borrayo de la Crúz</text:p>
      <text:p text:style-name="P1"><draw:frame draw:style-name="fr1" draw:name="Image1" text:anchor-type="paragraph" svg:x="0.0173in" svg:y="0.0701in" svg:width="6.8709in" svg:height="3.7862in" draw:z-index="0"><draw:image xlink:href="Pictures/100002010000072D000003FF1571E2C6EF8FAF5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9252in" svg:height="3.8953in" draw:z-index="1"><draw:image xlink:href="Pictures/1000020100000780000004389E1AA0AC60D842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5:38:24.239979509</meta:creation-date>
    <dc:date>2021-03-26T15:43:11.096696146</dc:date>
    <meta:editing-duration>PT4M48S</meta:editing-duration>
    <meta:editing-cycles>1</meta:editing-cycles>
    <meta:document-statistic meta:table-count="0" meta:image-count="2" meta:object-count="0" meta:page-count="1" meta:paragraph-count="1" meta:word-count="6" meta:character-count="34" meta:non-whitespace-character-count="29"/>
    <meta:generator>LibreOffice/6.0.7.3$Linux_X86_64 LibreOffice_project/00m0$Build-3</meta:generator>
  </office:meta>
</office:document-meta>
</file>